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 table:print-ranges="Sheet1_2.A1:Sheet1_2.C2">
        <table:table-source xlink:type="simple" xlink:href="../tdf157897_linked.ods" table:table-name="Sheet1" table:filter-name="calc8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1" table:style-name="ta1" table:print-ranges="Sheet1.A1:Sheet1.C3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2:32:44.148000000</meta:creation-date>
    <dc:date>2023-10-26T12:36:28.237000000</dc:date>
    <meta:editing-duration>PT3M45S</meta:editing-duration>
    <meta:editing-cycles>2</meta:editing-cycles>
    <meta:generator>LibreOfficeDev/24.2.0.0.alpha0$Windows_X86_64 LibreOffice_project/b4e388922997d9760a8078bd49110ee4bace5a2e</meta:generator>
    <meta:document-statistic meta:table-count="2" meta:cell-count="15" meta:object-count="0"/>
  </office:meta>
</office:document-meta>
</file>